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E0000004517DBB09B6BD2DB04.png" manifest:media-type="image/png"/>
  <manifest:file-entry manifest:full-path="Pictures/10000201000002AE000000435E04F6E0BF2A72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style:line-height-at-least="0.198in"/>
      <style:text-properties fo:color="#c586c0" style:font-name="Droid Sans Mono" fo:font-size="10.5pt" fo:font-weight="normal" fo:background-color="#1e1e1e"/>
    </style:style>
    <style:style style:name="P5" style:family="paragraph" style:parent-style-name="Standard">
      <style:paragraph-properties fo:margin-top="0in" fo:margin-bottom="0.1965in" loext:contextual-spacing="false" style:line-height-at-least="0.198in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b5cea8"/>
    </style:style>
    <style:style style:name="T5" style:family="text">
      <style:text-properties fo:color="#dcdcaa"/>
    </style:style>
    <style:style style:name="T6" style:family="text">
      <style:text-properties fo:color="#6a9955"/>
    </style:style>
    <style:style style:name="T7" style:family="text">
      <style:text-properties fo:color="#9cdcfe"/>
    </style:style>
    <style:style style:name="T8" style:family="text">
      <style:text-properties fo:color="#d7ba7d"/>
    </style:style>
    <style:style style:name="T9" style:family="text">
      <style:text-properties fo:color="#4ec9b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d5.c</text:span></text:p>
      <text:p text:style-name="P1"><text:span text:style-name="T1">#include</text:span><text:span text:style-name="T2"> </text:span><text:span text:style-name="T3">&lt;stdlib.h&gt;</text:span></text:p>
      <text:p text:style-name="P1"><text:span text:style-name="T1">#include</text:span><text:span text:style-name="T2"> </text:span><text:span text:style-name="T3">&lt;stdio.h&gt;</text:span></text:p>
      <text:p text:style-name="P1"><text:span text:style-name="T1">#include</text:span><text:span text:style-name="T2"> </text:span><text:span text:style-name="T3">&lt;string.h&gt;</text:span></text:p>
      <text:p text:style-name="P1"><text:span text:style-name="T1">#include</text:span><text:span text:style-name="T2"> </text:span><text:span text:style-name="T3">&lt;math.h&gt;</text:span></text:p>
      <text:p text:style-name="P1"><text:span text:style-name="T2">typedef</text:span> <text:span text:style-name="T2">union</text:span> uwb {</text:p>
      <text:p text:style-name="P1"><text:span text:style-name="T2">unsigned</text:span> w;</text:p>
      <text:p text:style-name="P1"><text:span text:style-name="T2">unsigned</text:span> <text:span text:style-name="T2">char</text:span> b[<text:span text:style-name="T4">4</text:span>];</text:p>
      <text:p text:style-name="P1">} WBunion;</text:p>
      <text:p text:style-name="P1"><text:span text:style-name="T2">typedef</text:span> <text:span text:style-name="T2">unsigned</text:span> Digest[<text:span text:style-name="T4">4</text:span>];</text:p>
      <text:p text:style-name="P1"><text:span text:style-name="T2">unsigned</text:span> <text:span text:style-name="T5">f0</text:span>( <text:span text:style-name="T2">unsigned</text:span> abcd[] ){</text:p>
      <text:p text:style-name="P1"><text:span text:style-name="T1">return</text:span> ( abcd[<text:span text:style-name="T4">1</text:span>] &amp; abcd[<text:span text:style-name="T4">2</text:span>]) | (~abcd[<text:span text:style-name="T4">1</text:span>] &amp; abcd[<text:span text:style-name="T4">3</text:span>]);}</text:p>
      <text:p text:style-name="P1"><text:span text:style-name="T2">unsigned</text:span> <text:span text:style-name="T5">f1</text:span>( <text:span text:style-name="T2">unsigned</text:span> abcd[] ){</text:p>
      <text:p text:style-name="P1"><text:span text:style-name="T1">return</text:span> ( abcd[<text:span text:style-name="T4">3</text:span>] &amp; abcd[<text:span text:style-name="T4">1</text:span>]) | (~abcd[<text:span text:style-name="T4">3</text:span>] &amp; abcd[<text:span text:style-name="T4">2</text:span>]);}</text:p>
      <text:p text:style-name="P1"><text:span text:style-name="T2">unsigned</text:span> <text:span text:style-name="T5">f2</text:span>( <text:span text:style-name="T2">unsigned</text:span> abcd[] ){</text:p>
      <text:p text:style-name="P1"><text:span text:style-name="T1">return</text:span> abcd[<text:span text:style-name="T4">1</text:span>] ^ abcd[<text:span text:style-name="T4">2</text:span>] ^ abcd[<text:span text:style-name="T4">3</text:span>];}</text:p>
      <text:p text:style-name="P1"><text:span text:style-name="T2">unsigned</text:span> <text:span text:style-name="T5">f3</text:span>( <text:span text:style-name="T2">unsigned</text:span> abcd[] ){</text:p>
      <text:p text:style-name="P1"><text:span text:style-name="T1">return</text:span> abcd[<text:span text:style-name="T4">2</text:span>] ^ (abcd[<text:span text:style-name="T4">1</text:span>] |~ abcd[<text:span text:style-name="T4">3</text:span>]);}</text:p>
      <text:p text:style-name="P1"><text:span text:style-name="T2">typedef</text:span> <text:span text:style-name="T2">unsigned</text:span> (*DgstFctn)(<text:span text:style-name="T2">unsigned</text:span> a[]);</text:p>
      <text:p text:style-name="P1"><text:span text:style-name="T2">unsigned</text:span> *<text:span text:style-name="T5">calcKs</text:span>( <text:span text:style-name="T2">unsigned</text:span> *k)</text:p>
      <text:p text:style-name="P1">{</text:p>
      <text:p text:style-name="P1"><text:span text:style-name="T2">double</text:span> s, pwr;</text:p>
      <text:p text:style-name="P1"><text:span text:style-name="T2">int</text:span> i;</text:p>
      <text:p text:style-name="P1">pwr = <text:span text:style-name="T5">pow</text:span>( <text:span text:style-name="T4">2</text:span>, <text:span text:style-name="T4">32</text:span>);</text:p>
      <text:p text:style-name="P1"><text:span text:style-name="T1">for</text:span> (i=<text:span text:style-name="T4">0</text:span>; i&lt;<text:span text:style-name="T4">64</text:span>; i++) {</text:p>
      <text:p text:style-name="P1">s = <text:span text:style-name="T5">fabs</text:span>(<text:span text:style-name="T5">sin</text:span>(<text:span text:style-name="T4">1</text:span>+i));</text:p>
      <text:p text:style-name="P1">k[i] = (<text:span text:style-name="T2">unsigned</text:span>)( s * pwr );</text:p>
      <text:p text:style-name="P1">}</text:p>
      <text:p text:style-name="P1"><text:span text:style-name="T1">return</text:span> k;</text:p>
      <text:p text:style-name="P1">}</text:p>
      <text:p text:style-name="P2">// ROtate v Left by amt bits</text:p>
      <text:p text:style-name="P1"><text:span text:style-name="T2">unsigned</text:span> <text:span text:style-name="T5">rol</text:span>( <text:span text:style-name="T2">unsigned</text:span> v, <text:span text:style-name="T2">short</text:span> amt )</text:p>
      <text:p text:style-name="P1">{</text:p>
      <text:p text:style-name="P1"><text:span text:style-name="T2">unsigned</text:span> msk1 = (<text:span text:style-name="T4">1</text:span>&lt;&lt;amt) -<text:span text:style-name="T4">1</text:span>;</text:p>
      <text:p text:style-name="P1"><text:span text:style-name="T1">return</text:span> ((v&gt;&gt;(<text:span text:style-name="T4">32</text:span>-amt)) &amp; msk1) | ((v&lt;&lt;amt) &amp; ~msk1);</text:p>
      <text:p text:style-name="P1">}</text:p>
      <text:p text:style-name="P1"><text:span text:style-name="T2">unsigned</text:span> *<text:span text:style-name="T5">md5</text:span>( <text:span text:style-name="T2">const</text:span> <text:span text:style-name="T2">char</text:span> *msg, <text:span text:style-name="T2">int</text:span> mlen) </text:p>
      <text:p text:style-name="P1">{</text:p>
      <text:p text:style-name="P1"><text:span text:style-name="T2">static</text:span> Digest h0 = { <text:span text:style-name="T4">0x67452301</text:span>, <text:span text:style-name="T4">0xEFCDAB89</text:span>, <text:span text:style-name="T4">0x98BADCFE</text:span>, <text:span text:style-name="T4">0x10325476</text:span> };</text:p>
      <text:p text:style-name="P2">// static Digest h0 = { 0x01234567, 0x89ABCDEF, 0xFEDCBA98, 0x76543210 };</text:p>
      <text:p text:style-name="P1"><text:span text:style-name="T2">static</text:span> DgstFctn ff[] = { &amp;f0, &amp;f1, &amp;f2, &amp;f3 };</text:p>
      <text:p text:style-name="P1"><text:span text:style-name="T2">static</text:span> <text:span text:style-name="T2">short</text:span> M[] = { <text:span text:style-name="T4">1</text:span>, <text:span text:style-name="T4">5</text:span>, <text:span text:style-name="T4">3</text:span>, <text:span text:style-name="T4">7</text:span> };</text:p>
      <text:p text:style-name="P1"><text:span text:style-name="T2">static</text:span> <text:span text:style-name="T2">short</text:span> O[] = { <text:span text:style-name="T4">0</text:span>, <text:span text:style-name="T4">1</text:span>, <text:span text:style-name="T4">5</text:span>, <text:span text:style-name="T4">0</text:span> };</text:p>
      <text:p text:style-name="P1"><text:span text:style-name="T2">static</text:span> <text:span text:style-name="T2">short</text:span> rot0[] = { <text:span text:style-name="T4">7</text:span>,<text:span text:style-name="T4">12</text:span>,<text:span text:style-name="T4">17</text:span>,<text:span text:style-name="T4">22</text:span>};</text:p>
      <text:p text:style-name="P1"><text:span text:style-name="T2">static</text:span> <text:span text:style-name="T2">short</text:span> rot1[] = { <text:span text:style-name="T4">5</text:span>, <text:span text:style-name="T4">9</text:span>,<text:span text:style-name="T4">14</text:span>,<text:span text:style-name="T4">20</text:span>};</text:p>
      <text:p text:style-name="P1"><text:span text:style-name="T2">static</text:span> <text:span text:style-name="T2">short</text:span> rot2[] = { <text:span text:style-name="T4">4</text:span>,<text:span text:style-name="T4">11</text:span>,<text:span text:style-name="T4">16</text:span>,<text:span text:style-name="T4">23</text:span>};</text:p>
      <text:p text:style-name="P1"><text:span text:style-name="T2">static</text:span> <text:span text:style-name="T2">short</text:span> rot3[] = { <text:span text:style-name="T4">6</text:span>,<text:span text:style-name="T4">10</text:span>,<text:span text:style-name="T4">15</text:span>,<text:span text:style-name="T4">21</text:span>};</text:p>
      <text:p text:style-name="P1"><text:soft-page-break/><text:span text:style-name="T2">static</text:span> <text:span text:style-name="T2">short</text:span> *rots[] = {rot0, rot1, rot2, rot3 };</text:p>
      <text:p text:style-name="P1"><text:span text:style-name="T2">static</text:span> <text:span text:style-name="T2">unsigned</text:span> kspace[<text:span text:style-name="T4">64</text:span>];</text:p>
      <text:p text:style-name="P1"><text:span text:style-name="T2">static</text:span> <text:span text:style-name="T2">unsigned</text:span> *k;</text:p>
      <text:p text:style-name="P1"><text:span text:style-name="T2">static</text:span> Digest h;</text:p>
      <text:p text:style-name="P1">Digest abcd;</text:p>
      <text:p text:style-name="P1">DgstFctn fctn;</text:p>
      <text:p text:style-name="P1"><text:span text:style-name="T2">short</text:span> m, o, g;</text:p>
      <text:p text:style-name="P1"><text:span text:style-name="T2">unsigned</text:span> f;</text:p>
      <text:p text:style-name="P1"><text:span text:style-name="T2">short</text:span> *rotn;</text:p>
      <text:p text:style-name="P1"><text:span text:style-name="T2">union</text:span> {</text:p>
      <text:p text:style-name="P1"><text:span text:style-name="T2">unsigned</text:span> w[<text:span text:style-name="T4">16</text:span>];</text:p>
      <text:p text:style-name="P1"><text:span text:style-name="T2">char</text:span> b[<text:span text:style-name="T4">64</text:span>];</text:p>
      <text:p text:style-name="P1">}mm;</text:p>
      <text:p text:style-name="P1"><text:span text:style-name="T2">int</text:span> os = <text:span text:style-name="T4">0</text:span>;</text:p>
      <text:p text:style-name="P1"><text:span text:style-name="T2">int</text:span> grp, grps, q, p;</text:p>
      <text:p text:style-name="P1"><text:span text:style-name="T2">unsigned</text:span> <text:span text:style-name="T2">char</text:span> *msg2;</text:p>
      <text:p text:style-name="P1"><text:span text:style-name="T1">if</text:span> (k==<text:span text:style-name="T2">NULL</text:span>) k= <text:span text:style-name="T5">calcKs</text:span>(kspace);</text:p>
      <text:p text:style-name="P1"><text:span text:style-name="T1">for</text:span> (q=<text:span text:style-name="T4">0</text:span>; q&lt;<text:span text:style-name="T4">4</text:span>; q++) h[q] = h0[q]; <text:span text:style-name="T6">// initialize</text:span></text:p>
      <text:p text:style-name="P1">{</text:p>
      <text:p text:style-name="P1">grps = <text:span text:style-name="T4">1</text:span> + (mlen+<text:span text:style-name="T4">8</text:span>)/<text:span text:style-name="T4">64</text:span>;</text:p>
      <text:p text:style-name="P1">msg2 = <text:span text:style-name="T5">malloc</text:span>( <text:span text:style-name="T4">64</text:span>*grps);</text:p>
      <text:p text:style-name="P1"><text:span text:style-name="T5">memcpy</text:span>( msg2, msg, mlen);</text:p>
      <text:p text:style-name="P1">msg2[mlen] = (<text:span text:style-name="T2">unsigned</text:span> <text:span text:style-name="T2">char</text:span>)<text:span text:style-name="T4">0x80</text:span>; </text:p>
      <text:p text:style-name="P1">q = mlen + <text:span text:style-name="T4">1</text:span>;</text:p>
      <text:p text:style-name="P1"><text:span text:style-name="T1">while</text:span> (q &lt; <text:span text:style-name="T4">64</text:span>*grps){ msg2[q] = <text:span text:style-name="T4">0</text:span>; q++ ; }</text:p>
      <text:p text:style-name="P1">{</text:p>
      <text:p text:style-name="P2">// unsigned char t;</text:p>
      <text:p text:style-name="P1">WBunion u;</text:p>
      <text:p text:style-name="P1">u.<text:span text:style-name="T7">w</text:span> = <text:span text:style-name="T4">8</text:span>*mlen;</text:p>
      <text:p text:style-name="P2">// t = u.b[0]; u.b[0] = u.b[3]; u.b[3] = t;</text:p>
      <text:p text:style-name="P2">// t = u.b[1]; u.b[1] = u.b[2]; u.b[2] = t;</text:p>
      <text:p text:style-name="P1">q -= <text:span text:style-name="T4">8</text:span>;</text:p>
      <text:p text:style-name="P1"><text:span text:style-name="T5">memcpy</text:span>(msg2+q, &amp;u.<text:span text:style-name="T7">w</text:span>, <text:span text:style-name="T4">4</text:span> );</text:p>
      <text:p text:style-name="P1">}</text:p>
      <text:p text:style-name="P1">}</text:p>
      <text:p text:style-name="P1"><text:span text:style-name="T1">for</text:span> (grp=<text:span text:style-name="T4">0</text:span>; grp&lt;grps; grp++)</text:p>
      <text:p text:style-name="P1">{</text:p>
      <text:p text:style-name="P1"><text:span text:style-name="T5">memcpy</text:span>( mm.<text:span text:style-name="T7">b</text:span>, msg2+os, <text:span text:style-name="T4">64</text:span>);</text:p>
      <text:p text:style-name="P1"><text:span text:style-name="T1">for</text:span>(q=<text:span text:style-name="T4">0</text:span>;q&lt;<text:span text:style-name="T4">4</text:span>;q++) abcd[q] = h[q];</text:p>
      <text:p text:style-name="P1"><text:span text:style-name="T1">for</text:span> (p = <text:span text:style-name="T4">0</text:span>; p&lt;<text:span text:style-name="T4">4</text:span>; p++) {<text:span text:style-name="T6">//4</text:span></text:p>
      <text:p text:style-name="P1">fctn = ff[p];</text:p>
      <text:p text:style-name="P1">rotn = rots[p];</text:p>
      <text:p text:style-name="P1">m = M[p]; o= O[p];</text:p>
      <text:p text:style-name="P1"><text:span text:style-name="T1">for</text:span> (q=<text:span text:style-name="T4">0</text:span>; q&lt;<text:span text:style-name="T4">16</text:span>; q++) {<text:span text:style-name="T6">//16</text:span></text:p>
      <text:p text:style-name="P1">g = (m*q + o) % <text:span text:style-name="T4">16</text:span>;</text:p>
      <text:p text:style-name="P1">f = abcd[<text:span text:style-name="T4">1</text:span>] + <text:span text:style-name="T5">rol</text:span>( abcd[<text:span text:style-name="T4">0</text:span>]+ <text:span text:style-name="T5">fctn</text:span>(abcd) + k[q+<text:span text:style-name="T4">16</text:span>*p] + mm.<text:span text:style-name="T7">w</text:span>[g], rotn[q%<text:span text:style-name="T4">4</text:span>]);</text:p>
      <text:p text:style-name="P1">abcd[<text:span text:style-name="T4">0</text:span>] = abcd[<text:span text:style-name="T4">3</text:span>];</text:p>
      <text:p text:style-name="P1"><text:soft-page-break/>abcd[<text:span text:style-name="T4">3</text:span>] = abcd[<text:span text:style-name="T4">2</text:span>];</text:p>
      <text:p text:style-name="P1">abcd[<text:span text:style-name="T4">2</text:span>] = abcd[<text:span text:style-name="T4">1</text:span>];</text:p>
      <text:p text:style-name="P1">abcd[<text:span text:style-name="T4">1</text:span>] = f;</text:p>
      <text:p text:style-name="P1">}</text:p>
      <text:p text:style-name="P1">}</text:p>
      <text:p text:style-name="P1"><text:span text:style-name="T1">for</text:span> (p=<text:span text:style-name="T4">0</text:span>; p&lt;<text:span text:style-name="T4">4</text:span>; p++)</text:p>
      <text:p text:style-name="P1">h[p] += abcd[p];</text:p>
      <text:p text:style-name="P1">os += <text:span text:style-name="T4">64</text:span>;</text:p>
      <text:p text:style-name="P1">}</text:p>
      <text:p text:style-name="P1"><text:span text:style-name="T1">if</text:span>( msg2 )</text:p>
      <text:p text:style-name="P1"><text:span text:style-name="T5">free</text:span>( msg2 );</text:p>
      <text:p text:style-name="P1"><text:span text:style-name="T1">return</text:span> h;</text:p>
      <text:p text:style-name="P1">} </text:p>
      <text:p text:style-name="P1"><text:span text:style-name="T2">int</text:span> <text:span text:style-name="T5">main</text:span>( <text:span text:style-name="T2">int</text:span> argc, <text:span text:style-name="T2">char</text:span> *argv[] )</text:p>
      <text:p text:style-name="P1">{</text:p>
      <text:p text:style-name="P1"><text:span text:style-name="T2">int</text:span> j,k;</text:p>
      <text:p text:style-name="P1"><text:span text:style-name="T2">const</text:span> <text:span text:style-name="T2">char</text:span> *msg = <text:span text:style-name="T3">"16231037"</text:span>;</text:p>
      <text:p text:style-name="P1"><text:span text:style-name="T2">unsigned</text:span> *d = <text:span text:style-name="T5">md5</text:span>(msg, <text:span text:style-name="T5">strlen</text:span>(msg));</text:p>
      <text:p text:style-name="P1">WBunion u;</text:p>
      <text:p text:style-name="P1"><text:span text:style-name="T5">printf</text:span>(<text:span text:style-name="T3">"= 0x"</text:span>);</text:p>
      <text:p text:style-name="P1"><text:span text:style-name="T1">for</text:span> (j=<text:span text:style-name="T4">0</text:span>;j&lt;<text:span text:style-name="T4">4</text:span>; j++){</text:p>
      <text:p text:style-name="P1">u.<text:span text:style-name="T7">w</text:span> = d[j];</text:p>
      <text:p text:style-name="P1"><text:span text:style-name="T1">for</text:span> (k=<text:span text:style-name="T4">0</text:span>;k&lt;<text:span text:style-name="T4">4</text:span>;k++) <text:span text:style-name="T5">printf</text:span>(<text:span text:style-name="T3">"%02x"</text:span>,u.<text:span text:style-name="T7">b</text:span>[k]);</text:p>
      <text:p text:style-name="P1">}</text:p>
      <text:p text:style-name="P1"><text:span text:style-name="T5">printf</text:span>(<text:span text:style-name="T3">"</text:span><text:span text:style-name="T8">\n</text:span><text:span text:style-name="T3">"</text:span>);</text:p>
      <text:p text:style-name="P1"><text:span text:style-name="T1">return</text:span> <text:span text:style-name="T4">0</text:span>;</text:p>
      <text:p text:style-name="P1">}</text:p>
      <text:p text:style-name="Standard"/>
      <text:p text:style-name="Standard">sha1.c</text:p>
      <text:p text:style-name="P1"><text:span text:style-name="T1">#include</text:span><text:span text:style-name="T2"> </text:span><text:span text:style-name="T3">&lt;stdio.h&gt;</text:span></text:p>
      <text:p text:style-name="P1"><text:span text:style-name="T1">#include</text:span><text:span text:style-name="T2"> </text:span><text:span text:style-name="T3">&lt;stdlib.h&gt;</text:span></text:p>
      <text:p text:style-name="P1"><text:span text:style-name="T1">#include</text:span><text:span text:style-name="T2"> </text:span><text:span text:style-name="T3">&lt;string.h&gt;</text:span></text:p>
      <text:p text:style-name="P1"><text:span text:style-name="T1">#include</text:span><text:span text:style-name="T2"> </text:span><text:span text:style-name="T3">&lt;openssl/sha.h&gt;</text:span></text:p>
      <text:p text:style-name="P3"/>
      <text:p text:style-name="P1"><text:span text:style-name="T2">int</text:span> <text:span text:style-name="T5">main</text:span>()</text:p>
      <text:p text:style-name="P1">{</text:p>
      <text:p text:style-name="P1"><text:span text:style-name="T2">int</text:span> i;</text:p>
      <text:p text:style-name="P1"><text:span text:style-name="T2">unsigned</text:span> <text:span text:style-name="T2">char</text:span> result[SHA_DIGEST_LENGTH];</text:p>
      <text:p text:style-name="P1"><text:span text:style-name="T2">const</text:span> <text:span text:style-name="T2">char</text:span> *string = <text:span text:style-name="T3">"16231037"</text:span>;</text:p>
      <text:p text:style-name="P1"><text:span text:style-name="T5">SHA1</text:span>(string, <text:span text:style-name="T5">strlen</text:span>(string), result);</text:p>
      <text:p text:style-name="P1"><text:span text:style-name="T1">for</text:span>(i = <text:span text:style-name="T4">0</text:span>; i &lt; SHA_DIGEST_LENGTH; i++)</text:p>
      <text:p text:style-name="P1"><text:span text:style-name="T5">printf</text:span>(<text:span text:style-name="T3">"%02x%c"</text:span>, result[i], i &lt; (SHA_DIGEST_LENGTH-<text:span text:style-name="T4">1</text:span>) ? <text:span text:style-name="T3">' '</text:span> : <text:span text:style-name="T3">'</text:span><text:span text:style-name="T8">\n</text:span><text:span text:style-name="T3">'</text:span>);</text:p>
      <text:p text:style-name="P1"><text:span text:style-name="T1">return</text:span> EXIT_SUCCESS;</text:p>
      <text:p text:style-name="P1">}</text:p>
      <text:p text:style-name="Standard"/>
      <text:p text:style-name="Standard">sha1.h</text:p>
      <text:p text:style-name="P2">/*</text:p>
      <text:p text:style-name="P2"><text:soft-page-break/>* Copyright 1995-2016 The OpenSSL Project Authors. All Rights Reserved.</text:p>
      <text:p text:style-name="P2">*</text:p>
      <text:p text:style-name="P2">* Licensed under the Apache License 2.0 (the "License"). You may not use</text:p>
      <text:p text:style-name="P2">* this file except in compliance with the License. You can obtain a copy</text:p>
      <text:p text:style-name="P2">* in the file LICENSE in the source distribution or at</text:p>
      <text:p text:style-name="P2">* https://www.openssl.org/source/license.html</text:p>
      <text:p text:style-name="P2">*/</text:p>
      <text:p text:style-name="P3"/>
      <text:p text:style-name="P1"><text:span text:style-name="T1">#ifndef</text:span><text:span text:style-name="T2"> </text:span><text:span text:style-name="T5">HEADER_SHA_H</text:span></text:p>
      <text:p text:style-name="P1"><text:span text:style-name="T1"># define</text:span><text:span text:style-name="T2"> </text:span><text:span text:style-name="T5">HEADER_SHA_H</text:span></text:p>
      <text:p text:style-name="P3"/>
      <text:p text:style-name="P1"><text:span text:style-name="T1"># include</text:span><text:span text:style-name="T2"> </text:span><text:span text:style-name="T3">&lt;openssl/e_os2.h&gt;</text:span></text:p>
      <text:p text:style-name="P1"><text:span text:style-name="T1"># include</text:span><text:span text:style-name="T2"> </text:span><text:span text:style-name="T3">&lt;stddef.h&gt;</text:span></text:p>
      <text:p text:style-name="P3"/>
      <text:p text:style-name="P1"><text:span text:style-name="T1">#ifdef</text:span><text:span text:style-name="T2"> </text:span><text:span text:style-name="T5">__cplusplus</text:span></text:p>
      <text:p text:style-name="P1"><text:span text:style-name="T2">extern</text:span> <text:span text:style-name="T3">"C"</text:span> {</text:p>
      <text:p text:style-name="P4">#endif</text:p>
      <text:p text:style-name="P3"/>
      <text:p text:style-name="P2">/*-</text:p>
      <text:p text:style-name="P2">* !!!!!!!!!!!!!!!!!!!!!!!!!!!!!!!!!!!!!!!!!!!!!!!!!!!!!!!!!!!!!!!!</text:p>
      <text:p text:style-name="P2">* ! SHA_LONG has to be at least 32 bits wide. !</text:p>
      <text:p text:style-name="P2">* !!!!!!!!!!!!!!!!!!!!!!!!!!!!!!!!!!!!!!!!!!!!!!!!!!!!!!!!!!!!!!!!</text:p>
      <text:p text:style-name="P2">*/</text:p>
      <text:p text:style-name="P1"><text:span text:style-name="T1"># define</text:span><text:span text:style-name="T2"> </text:span><text:span text:style-name="T5">SHA_LONG</text:span><text:span text:style-name="T2"> unsigned int</text:span></text:p>
      <text:p text:style-name="P3"/>
      <text:p text:style-name="P1"><text:span text:style-name="T1"># define</text:span><text:span text:style-name="T2"> </text:span><text:span text:style-name="T5">SHA_LBLOCK</text:span><text:span text:style-name="T2"> </text:span><text:span text:style-name="T4">16</text:span></text:p>
      <text:p text:style-name="P1"><text:span text:style-name="T1"># define</text:span><text:span text:style-name="T2"> </text:span><text:span text:style-name="T5">SHA_CBLOCK</text:span><text:span text:style-name="T2"> (SHA_LBLOCK</text:span>*<text:span text:style-name="T4">4</text:span><text:span text:style-name="T2">)</text:span><text:span text:style-name="T6">/* SHA treats input data as a</text:span></text:p>
      <text:p text:style-name="P2">* contiguous array of 32 bit wide</text:p>
      <text:p text:style-name="P2">* big-endian values. */</text:p>
      <text:p text:style-name="P1"><text:span text:style-name="T1"># define</text:span><text:span text:style-name="T2"> </text:span><text:span text:style-name="T5">SHA_LAST_BLOCK</text:span><text:span text:style-name="T2"> (SHA_CBLOCK</text:span>-<text:span text:style-name="T4">8</text:span><text:span text:style-name="T2">)</text:span></text:p>
      <text:p text:style-name="P1"><text:span text:style-name="T1"># define</text:span><text:span text:style-name="T2"> </text:span><text:span text:style-name="T5">SHA_DIGEST_LENGTH</text:span><text:span text:style-name="T2"> </text:span><text:span text:style-name="T4">20</text:span></text:p>
      <text:p text:style-name="P3"/>
      <text:p text:style-name="P1"><text:span text:style-name="T2">typedef</text:span> <text:span text:style-name="T2">struct</text:span> <text:span text:style-name="T9">SHAstate_st</text:span> {</text:p>
      <text:p text:style-name="P1">SHA_LONG h0, h1, h2, h3, h4;</text:p>
      <text:p text:style-name="P1">SHA_LONG Nl, Nh;</text:p>
      <text:p text:style-name="P1">SHA_LONG data[SHA_LBLOCK];</text:p>
      <text:p text:style-name="P1"><text:span text:style-name="T2">unsigned</text:span> <text:span text:style-name="T2">int</text:span> num;</text:p>
      <text:p text:style-name="P1">} SHA_CTX;</text:p>
      <text:p text:style-name="P3"/>
      <text:p text:style-name="P1"><text:span text:style-name="T2">int</text:span> <text:span text:style-name="T5">SHA1_Init</text:span>(SHA_CTX *c);</text:p>
      <text:p text:style-name="P1"><text:span text:style-name="T2">int</text:span> <text:span text:style-name="T5">SHA1_Update</text:span>(SHA_CTX *c, <text:span text:style-name="T2">const</text:span> <text:span text:style-name="T2">void</text:span> *data, <text:span text:style-name="T9">size_t</text:span> len);</text:p>
      <text:p text:style-name="P1"><text:span text:style-name="T2">int</text:span> <text:span text:style-name="T5">SHA1_Final</text:span>(<text:span text:style-name="T2">unsigned</text:span> <text:span text:style-name="T2">char</text:span> *md, SHA_CTX *c);</text:p>
      <text:p text:style-name="P1"><text:span text:style-name="T2">unsigned</text:span> <text:span text:style-name="T2">char</text:span> *<text:span text:style-name="T5">SHA1</text:span>(<text:span text:style-name="T2">const</text:span> <text:span text:style-name="T2">unsigned</text:span> <text:span text:style-name="T2">char</text:span> *d, <text:span text:style-name="T9">size_t</text:span> n, <text:span text:style-name="T2">unsigned</text:span> <text:span text:style-name="T2">char</text:span> *md);</text:p>
      <text:p text:style-name="P1"><text:span text:style-name="T2">void</text:span> <text:span text:style-name="T5">SHA1_Transform</text:span>(SHA_CTX *c, <text:span text:style-name="T2">const</text:span> <text:span text:style-name="T2">unsigned</text:span> <text:span text:style-name="T2">char</text:span> *data);</text:p>
      <text:p text:style-name="P3"/>
      <text:p text:style-name="P1"><text:span text:style-name="T1"># define</text:span><text:span text:style-name="T2"> </text:span><text:span text:style-name="T5">SHA256_CBLOCK</text:span><text:span text:style-name="T2"> (SHA_LBLOCK</text:span>*<text:span text:style-name="T4">4</text:span><text:span text:style-name="T2">)</text:span><text:span text:style-name="T6">/* SHA-256 treats input data as a</text:span></text:p>
      <text:p text:style-name="P2">* contiguous array of 32 bit wide</text:p>
      <text:p text:style-name="P2"><text:soft-page-break/>* big-endian values. */</text:p>
      <text:p text:style-name="P3"/>
      <text:p text:style-name="P1"><text:span text:style-name="T2">typedef</text:span> <text:span text:style-name="T2">struct</text:span> <text:span text:style-name="T9">SHA256state_st</text:span> {</text:p>
      <text:p text:style-name="P1">SHA_LONG h[<text:span text:style-name="T4">8</text:span>];</text:p>
      <text:p text:style-name="P1">SHA_LONG Nl, Nh;</text:p>
      <text:p text:style-name="P1">SHA_LONG data[SHA_LBLOCK];</text:p>
      <text:p text:style-name="P1"><text:span text:style-name="T2">unsigned</text:span> <text:span text:style-name="T2">int</text:span> num, md_len;</text:p>
      <text:p text:style-name="P1">} SHA256_CTX;</text:p>
      <text:p text:style-name="P3"/>
      <text:p text:style-name="P1"><text:span text:style-name="T2">int</text:span> <text:span text:style-name="T5">SHA224_Init</text:span>(SHA256_CTX *c);</text:p>
      <text:p text:style-name="P1"><text:span text:style-name="T2">int</text:span> <text:span text:style-name="T5">SHA224_Update</text:span>(SHA256_CTX *c, <text:span text:style-name="T2">const</text:span> <text:span text:style-name="T2">void</text:span> *data, <text:span text:style-name="T9">size_t</text:span> len);</text:p>
      <text:p text:style-name="P1"><text:span text:style-name="T2">int</text:span> <text:span text:style-name="T5">SHA224_Final</text:span>(<text:span text:style-name="T2">unsigned</text:span> <text:span text:style-name="T2">char</text:span> *md, SHA256_CTX *c);</text:p>
      <text:p text:style-name="P1"><text:span text:style-name="T2">unsigned</text:span> <text:span text:style-name="T2">char</text:span> *<text:span text:style-name="T5">SHA224</text:span>(<text:span text:style-name="T2">const</text:span> <text:span text:style-name="T2">unsigned</text:span> <text:span text:style-name="T2">char</text:span> *d, <text:span text:style-name="T9">size_t</text:span> n, <text:span text:style-name="T2">unsigned</text:span> <text:span text:style-name="T2">char</text:span> *md);</text:p>
      <text:p text:style-name="P1"><text:span text:style-name="T2">int</text:span> <text:span text:style-name="T5">SHA256_Init</text:span>(SHA256_CTX *c);</text:p>
      <text:p text:style-name="P1"><text:span text:style-name="T2">int</text:span> <text:span text:style-name="T5">SHA256_Update</text:span>(SHA256_CTX *c, <text:span text:style-name="T2">const</text:span> <text:span text:style-name="T2">void</text:span> *data, <text:span text:style-name="T9">size_t</text:span> len);</text:p>
      <text:p text:style-name="P1"><text:span text:style-name="T2">int</text:span> <text:span text:style-name="T5">SHA256_Final</text:span>(<text:span text:style-name="T2">unsigned</text:span> <text:span text:style-name="T2">char</text:span> *md, SHA256_CTX *c);</text:p>
      <text:p text:style-name="P1"><text:span text:style-name="T2">unsigned</text:span> <text:span text:style-name="T2">char</text:span> *<text:span text:style-name="T5">SHA256</text:span>(<text:span text:style-name="T2">const</text:span> <text:span text:style-name="T2">unsigned</text:span> <text:span text:style-name="T2">char</text:span> *d, <text:span text:style-name="T9">size_t</text:span> n, <text:span text:style-name="T2">unsigned</text:span> <text:span text:style-name="T2">char</text:span> *md);</text:p>
      <text:p text:style-name="P1"><text:span text:style-name="T2">void</text:span> <text:span text:style-name="T5">SHA256_Transform</text:span>(SHA256_CTX *c, <text:span text:style-name="T2">const</text:span> <text:span text:style-name="T2">unsigned</text:span> <text:span text:style-name="T2">char</text:span> *data);</text:p>
      <text:p text:style-name="P3"/>
      <text:p text:style-name="P1"><text:span text:style-name="T1"># define</text:span><text:span text:style-name="T2"> </text:span><text:span text:style-name="T5">SHA224_DIGEST_LENGTH</text:span><text:span text:style-name="T2"> </text:span><text:span text:style-name="T4">28</text:span></text:p>
      <text:p text:style-name="P1"><text:span text:style-name="T1"># define</text:span><text:span text:style-name="T2"> </text:span><text:span text:style-name="T5">SHA256_DIGEST_LENGTH</text:span><text:span text:style-name="T2"> </text:span><text:span text:style-name="T4">32</text:span></text:p>
      <text:p text:style-name="P1"><text:span text:style-name="T1"># define</text:span><text:span text:style-name="T2"> </text:span><text:span text:style-name="T5">SHA384_DIGEST_LENGTH</text:span><text:span text:style-name="T2"> </text:span><text:span text:style-name="T4">48</text:span></text:p>
      <text:p text:style-name="P1"><text:span text:style-name="T1"># define</text:span><text:span text:style-name="T2"> </text:span><text:span text:style-name="T5">SHA512_DIGEST_LENGTH</text:span><text:span text:style-name="T2"> </text:span><text:span text:style-name="T4">64</text:span></text:p>
      <text:p text:style-name="P3"/>
      <text:p text:style-name="P2">/*</text:p>
      <text:p text:style-name="P2">* Unlike 32-bit digest algorithms, SHA-512 *relies* on SHA_LONG64</text:p>
      <text:p text:style-name="P2">* being exactly 64-bit wide. See Implementation Notes in sha512.c</text:p>
      <text:p text:style-name="P2">* for further details.</text:p>
      <text:p text:style-name="P2">*/</text:p>
      <text:p text:style-name="P2">/*</text:p>
      <text:p text:style-name="P2">* SHA-512 treats input data as a</text:p>
      <text:p text:style-name="P2">* contiguous array of 64 bit</text:p>
      <text:p text:style-name="P2">* wide big-endian values.</text:p>
      <text:p text:style-name="P2">*/</text:p>
      <text:p text:style-name="P1"><text:span text:style-name="T1"># define</text:span><text:span text:style-name="T2"> </text:span><text:span text:style-name="T5">SHA512_CBLOCK</text:span><text:span text:style-name="T2"> (SHA_LBLOCK</text:span>*<text:span text:style-name="T4">8</text:span><text:span text:style-name="T2">)</text:span></text:p>
      <text:p text:style-name="P1"><text:span text:style-name="T1"># if</text:span><text:span text:style-name="T2"> (</text:span><text:span text:style-name="T1">defined</text:span><text:span text:style-name="T2">(</text:span><text:span text:style-name="T5">_WIN32</text:span><text:span text:style-name="T2">) </text:span>||<text:span text:style-name="T2"> </text:span><text:span text:style-name="T1">defined</text:span><text:span text:style-name="T2">(</text:span><text:span text:style-name="T5">_WIN64</text:span><text:span text:style-name="T2">)) </text:span>&amp;&amp;<text:span text:style-name="T2"> </text:span>!<text:span text:style-name="T1">defined</text:span><text:span text:style-name="T2">(</text:span><text:span text:style-name="T5">__MINGW32__</text:span><text:span text:style-name="T2">)</text:span></text:p>
      <text:p text:style-name="P1"><text:span text:style-name="T1"># define</text:span><text:span text:style-name="T2"> </text:span><text:span text:style-name="T5">SHA_LONG64</text:span><text:span text:style-name="T2"> unsigned __int64</text:span></text:p>
      <text:p text:style-name="P1"><text:span text:style-name="T1"># define</text:span><text:span text:style-name="T2"> </text:span><text:span text:style-name="T5">U64</text:span><text:span text:style-name="T2">(</text:span><text:span text:style-name="T7">C</text:span><text:span text:style-name="T2">) C##UI64</text:span></text:p>
      <text:p text:style-name="P1"><text:span text:style-name="T1"># elif</text:span><text:span text:style-name="T2"> </text:span><text:span text:style-name="T1">defined</text:span><text:span text:style-name="T2">(</text:span><text:span text:style-name="T5">__arch64__</text:span><text:span text:style-name="T2">)</text:span></text:p>
      <text:p text:style-name="P1"><text:span text:style-name="T1"># define</text:span><text:span text:style-name="T2"> </text:span><text:span text:style-name="T5">SHA_LONG64</text:span><text:span text:style-name="T2"> unsigned long</text:span></text:p>
      <text:p text:style-name="P1"><text:span text:style-name="T1"># define</text:span><text:span text:style-name="T2"> </text:span><text:span text:style-name="T5">U64</text:span><text:span text:style-name="T2">(</text:span><text:span text:style-name="T7">C</text:span><text:span text:style-name="T2">) C##UL</text:span></text:p>
      <text:p text:style-name="P4"># else</text:p>
      <text:p text:style-name="P1"><text:span text:style-name="T1"># define</text:span><text:span text:style-name="T2"> </text:span><text:span text:style-name="T5">SHA_LONG64</text:span><text:span text:style-name="T2"> unsigned long long</text:span></text:p>
      <text:p text:style-name="P1"><text:span text:style-name="T1"># define</text:span><text:span text:style-name="T2"> </text:span><text:span text:style-name="T5">U64</text:span><text:span text:style-name="T2">(</text:span><text:span text:style-name="T7">C</text:span><text:span text:style-name="T2">) C##ULL</text:span></text:p>
      <text:p text:style-name="P4"># endif</text:p>
      <text:p text:style-name="P3"/>
      <text:p text:style-name="P1"><text:span text:style-name="T2">typedef</text:span> <text:span text:style-name="T2">struct</text:span> <text:span text:style-name="T9">SHA512state_st</text:span> {</text:p>
      <text:p text:style-name="P1"><text:soft-page-break/>SHA_LONG64 h[<text:span text:style-name="T4">8</text:span>];</text:p>
      <text:p text:style-name="P1">SHA_LONG64 Nl, Nh;</text:p>
      <text:p text:style-name="P1"><text:span text:style-name="T2">union</text:span> {</text:p>
      <text:p text:style-name="P1">SHA_LONG64 d[SHA_LBLOCK];</text:p>
      <text:p text:style-name="P1"><text:span text:style-name="T2">unsigned</text:span> <text:span text:style-name="T2">char</text:span> p[SHA512_CBLOCK];</text:p>
      <text:p text:style-name="P1">} u;</text:p>
      <text:p text:style-name="P1"><text:span text:style-name="T2">unsigned</text:span> <text:span text:style-name="T2">int</text:span> num, md_len;</text:p>
      <text:p text:style-name="P1">} SHA512_CTX;</text:p>
      <text:p text:style-name="P3"/>
      <text:p text:style-name="P1"><text:span text:style-name="T2">int</text:span> <text:span text:style-name="T5">SHA384_Init</text:span>(SHA512_CTX *c);</text:p>
      <text:p text:style-name="P1"><text:span text:style-name="T2">int</text:span> <text:span text:style-name="T5">SHA384_Update</text:span>(SHA512_CTX *c, <text:span text:style-name="T2">const</text:span> <text:span text:style-name="T2">void</text:span> *data, <text:span text:style-name="T9">size_t</text:span> len);</text:p>
      <text:p text:style-name="P1"><text:span text:style-name="T2">int</text:span> <text:span text:style-name="T5">SHA384_Final</text:span>(<text:span text:style-name="T2">unsigned</text:span> <text:span text:style-name="T2">char</text:span> *md, SHA512_CTX *c);</text:p>
      <text:p text:style-name="P1"><text:span text:style-name="T2">unsigned</text:span> <text:span text:style-name="T2">char</text:span> *<text:span text:style-name="T5">SHA384</text:span>(<text:span text:style-name="T2">const</text:span> <text:span text:style-name="T2">unsigned</text:span> <text:span text:style-name="T2">char</text:span> *d, <text:span text:style-name="T9">size_t</text:span> n, <text:span text:style-name="T2">unsigned</text:span> <text:span text:style-name="T2">char</text:span> *md);</text:p>
      <text:p text:style-name="P1"><text:span text:style-name="T2">int</text:span> <text:span text:style-name="T5">SHA512_Init</text:span>(SHA512_CTX *c);</text:p>
      <text:p text:style-name="P1"><text:span text:style-name="T2">int</text:span> <text:span text:style-name="T5">SHA512_Update</text:span>(SHA512_CTX *c, <text:span text:style-name="T2">const</text:span> <text:span text:style-name="T2">void</text:span> *data, <text:span text:style-name="T9">size_t</text:span> len);</text:p>
      <text:p text:style-name="P1"><text:span text:style-name="T2">int</text:span> <text:span text:style-name="T5">SHA512_Final</text:span>(<text:span text:style-name="T2">unsigned</text:span> <text:span text:style-name="T2">char</text:span> *md, SHA512_CTX *c);</text:p>
      <text:p text:style-name="P1"><text:span text:style-name="T2">unsigned</text:span> <text:span text:style-name="T2">char</text:span> *<text:span text:style-name="T5">SHA512</text:span>(<text:span text:style-name="T2">const</text:span> <text:span text:style-name="T2">unsigned</text:span> <text:span text:style-name="T2">char</text:span> *d, <text:span text:style-name="T9">size_t</text:span> n, <text:span text:style-name="T2">unsigned</text:span> <text:span text:style-name="T2">char</text:span> *md);</text:p>
      <text:p text:style-name="P1"><text:span text:style-name="T2">void</text:span> <text:span text:style-name="T5">SHA512_Transform</text:span>(SHA512_CTX *c, <text:span text:style-name="T2">const</text:span> <text:span text:style-name="T2">unsigned</text:span> <text:span text:style-name="T2">char</text:span> *data);</text:p>
      <text:p text:style-name="P3"/>
      <text:p text:style-name="P1"><text:span text:style-name="T1">#ifdef</text:span><text:span text:style-name="T2"> </text:span><text:span text:style-name="T5">__cplusplus</text:span></text:p>
      <text:p text:style-name="P1">}</text:p>
      <text:p text:style-name="P4">#endif</text:p>
      <text:p text:style-name="P3"/>
      <text:p text:style-name="P4">#endif</text:p>
      <text:p text:style-name="P1"/>
      <text:p text:style-name="Standard">dsa.py</text:p>
      <text:p text:style-name="P1"><text:span text:style-name="T1">from</text:span> random <text:span text:style-name="T1">import</text:span> randrange</text:p>
      <text:p text:style-name="P1"><text:span text:style-name="T1">from</text:span> hashlib <text:span text:style-name="T1">import</text:span> sha1</text:p>
      <text:p text:style-name="P1"><text:span text:style-name="T1">from</text:span> gmpy2 <text:span text:style-name="T1">import</text:span> xmpz, to_binary, invert, powmod, is_prime</text:p>
      <text:p text:style-name="P3"/>
      <text:p text:style-name="P1"><text:span text:style-name="T2">def</text:span> <text:span text:style-name="T5">generate_p_q</text:span>(<text:span text:style-name="T7">L</text:span>, <text:span text:style-name="T7">N</text:span>):</text:p>
      <text:p text:style-name="P1">g = N <text:span text:style-name="T6"># g &gt;= 160</text:span></text:p>
      <text:p text:style-name="P1">n = (L - <text:span text:style-name="T4">1</text:span>) // g</text:p>
      <text:p text:style-name="P1">b = (L - <text:span text:style-name="T4">1</text:span>) % g</text:p>
      <text:p text:style-name="P1"><text:span text:style-name="T1">while</text:span> <text:span text:style-name="T2">True</text:span>:</text:p>
      <text:p text:style-name="P2"># generate q</text:p>
      <text:p text:style-name="P1"><text:span text:style-name="T1">while</text:span> <text:span text:style-name="T2">True</text:span>:</text:p>
      <text:p text:style-name="P1">s = xmpz(randrange(<text:span text:style-name="T4">1</text:span>, <text:span text:style-name="T4">2</text:span> ** (g)))</text:p>
      <text:p text:style-name="P1">a = sha1(to_binary(s)).hexdigest()</text:p>
      <text:p text:style-name="P1">zz = xmpz((s + <text:span text:style-name="T4">1</text:span>) % (<text:span text:style-name="T4">2</text:span> ** g))</text:p>
      <text:p text:style-name="P1">z = sha1(to_binary(zz)).hexdigest()</text:p>
      <text:p text:style-name="P1">U = <text:span text:style-name="T9">int</text:span>(a, <text:span text:style-name="T4">16</text:span>) ^ <text:span text:style-name="T9">int</text:span>(z, <text:span text:style-name="T4">16</text:span>)</text:p>
      <text:p text:style-name="P1">mask = <text:span text:style-name="T4">2</text:span> ** (N - <text:span text:style-name="T4">1</text:span>) + <text:span text:style-name="T4">1</text:span></text:p>
      <text:p text:style-name="P1">q = U | mask</text:p>
      <text:p text:style-name="P1"><text:span text:style-name="T1">if</text:span> is_prime(q, <text:span text:style-name="T4">20</text:span>):</text:p>
      <text:p text:style-name="P4">break</text:p>
      <text:p text:style-name="P2"># generate p</text:p>
      <text:p text:style-name="P1"><text:soft-page-break/>i = <text:span text:style-name="T4">0</text:span> <text:span text:style-name="T6"># counter</text:span></text:p>
      <text:p text:style-name="P1">j = <text:span text:style-name="T4">2</text:span> <text:span text:style-name="T6"># offset</text:span></text:p>
      <text:p text:style-name="P1"><text:span text:style-name="T1">while</text:span> i &lt; <text:span text:style-name="T4">4096</text:span>:</text:p>
      <text:p text:style-name="P1">V = []</text:p>
      <text:p text:style-name="P1"><text:span text:style-name="T1">for</text:span> k <text:span text:style-name="T2">in</text:span> <text:span text:style-name="T5">range</text:span>(n + <text:span text:style-name="T4">1</text:span>):</text:p>
      <text:p text:style-name="P1">arg = xmpz((s + j + k) % (<text:span text:style-name="T4">2</text:span> ** g))</text:p>
      <text:p text:style-name="P1">zzv = sha1(to_binary(arg)).hexdigest()</text:p>
      <text:p text:style-name="P1">V.append(<text:span text:style-name="T9">int</text:span>(zzv, <text:span text:style-name="T4">16</text:span>))</text:p>
      <text:p text:style-name="P1">W = <text:span text:style-name="T4">0</text:span></text:p>
      <text:p text:style-name="P1"><text:span text:style-name="T1">for</text:span> qq <text:span text:style-name="T2">in</text:span> <text:span text:style-name="T5">range</text:span>(<text:span text:style-name="T4">0</text:span>, n):</text:p>
      <text:p text:style-name="P1">W += V[qq] * <text:span text:style-name="T4">2</text:span> ** (<text:span text:style-name="T4">160</text:span> * qq)</text:p>
      <text:p text:style-name="P1">W += (V[n] % <text:span text:style-name="T4">2</text:span> ** b) * <text:span text:style-name="T4">2</text:span> ** (<text:span text:style-name="T4">160</text:span> * n)</text:p>
      <text:p text:style-name="P1">X = W + <text:span text:style-name="T4">2</text:span> ** (L - <text:span text:style-name="T4">1</text:span>)</text:p>
      <text:p text:style-name="P1">c = X % (<text:span text:style-name="T4">2</text:span> * q)</text:p>
      <text:p text:style-name="P1">p = X - c + <text:span text:style-name="T4">1</text:span> <text:span text:style-name="T6"># p = X - (c - 1)</text:span></text:p>
      <text:p text:style-name="P1"><text:span text:style-name="T1">if</text:span> p &gt;= <text:span text:style-name="T4">2</text:span> ** (L - <text:span text:style-name="T4">1</text:span>):</text:p>
      <text:p text:style-name="P1"><text:span text:style-name="T1">if</text:span> is_prime(p, <text:span text:style-name="T4">10</text:span>):</text:p>
      <text:p text:style-name="P1"><text:span text:style-name="T1">return</text:span> p, q</text:p>
      <text:p text:style-name="P1">i += <text:span text:style-name="T4">1</text:span></text:p>
      <text:p text:style-name="P1">j += n + <text:span text:style-name="T4">1</text:span></text:p>
      <text:p text:style-name="P5"/>
      <text:p text:style-name="P1"><text:span text:style-name="T2">def</text:span> <text:span text:style-name="T5">generate_g</text:span>(<text:span text:style-name="T7">p</text:span>, <text:span text:style-name="T7">q</text:span>):</text:p>
      <text:p text:style-name="P1"><text:span text:style-name="T1">while</text:span> <text:span text:style-name="T2">True</text:span>:</text:p>
      <text:p text:style-name="P1">h = randrange(<text:span text:style-name="T4">2</text:span>, p - <text:span text:style-name="T4">1</text:span>)</text:p>
      <text:p text:style-name="P1">exp = xmpz((p - <text:span text:style-name="T4">1</text:span>) // q)</text:p>
      <text:p text:style-name="P1">g = powmod(h, exp, p)</text:p>
      <text:p text:style-name="P1"><text:span text:style-name="T1">if</text:span> g &gt; <text:span text:style-name="T4">1</text:span>:</text:p>
      <text:p text:style-name="P4">break</text:p>
      <text:p text:style-name="P1"><text:span text:style-name="T1">return</text:span> g</text:p>
      <text:p text:style-name="P5"/>
      <text:p text:style-name="P1"><text:span text:style-name="T2">def</text:span> <text:span text:style-name="T5">generate_keys</text:span>(<text:span text:style-name="T7">g</text:span>, <text:span text:style-name="T7">p</text:span>, <text:span text:style-name="T7">q</text:span>):</text:p>
      <text:p text:style-name="P1">x = randrange(<text:span text:style-name="T4">2</text:span>, q) <text:span text:style-name="T6"># x &lt; q</text:span></text:p>
      <text:p text:style-name="P1">y = powmod(g, x, p)</text:p>
      <text:p text:style-name="P1"><text:span text:style-name="T1">return</text:span> x, y</text:p>
      <text:p text:style-name="P5"/>
      <text:p text:style-name="P1"><text:span text:style-name="T2">def</text:span> <text:span text:style-name="T5">generate_params</text:span>(<text:span text:style-name="T7">L</text:span>, <text:span text:style-name="T7">N</text:span>):</text:p>
      <text:p text:style-name="P1">p, q = generate_p_q(L, N)</text:p>
      <text:p text:style-name="P1">g = generate_g(p, q)</text:p>
      <text:p text:style-name="P1"><text:span text:style-name="T1">return</text:span> p, q, g</text:p>
      <text:p text:style-name="P5"/>
      <text:p text:style-name="P1"><text:span text:style-name="T2">def</text:span> <text:span text:style-name="T5">sign</text:span>(<text:span text:style-name="T7">M</text:span>, <text:span text:style-name="T7">p</text:span>, <text:span text:style-name="T7">q</text:span>, <text:span text:style-name="T7">g</text:span>, <text:span text:style-name="T7">x</text:span>):</text:p>
      <text:p text:style-name="P1"><text:span text:style-name="T1">if</text:span> <text:span text:style-name="T2">not</text:span> validate_params(p, q, g):</text:p>
      <text:p text:style-name="P1"><text:span text:style-name="T1">raise</text:span> <text:span text:style-name="T9">Exception</text:span>(<text:span text:style-name="T3">"Invalid params"</text:span>)</text:p>
      <text:p text:style-name="P1"><text:soft-page-break/><text:span text:style-name="T1">while</text:span> <text:span text:style-name="T2">True</text:span>:</text:p>
      <text:p text:style-name="P1">k = randrange(<text:span text:style-name="T4">2</text:span>, q) <text:span text:style-name="T6"># k &lt; q</text:span></text:p>
      <text:p text:style-name="P1">r = powmod(g, k, p) % q</text:p>
      <text:p text:style-name="P1">m = <text:span text:style-name="T9">int</text:span>(sha1(M).hexdigest(), <text:span text:style-name="T4">16</text:span>)</text:p>
      <text:p text:style-name="P1"><text:span text:style-name="T1">try</text:span>:</text:p>
      <text:p text:style-name="P1">s = (invert(k, q) * (m + x * r)) % q</text:p>
      <text:p text:style-name="P1"><text:span text:style-name="T1">return</text:span> r, s</text:p>
      <text:p text:style-name="P1"><text:span text:style-name="T1">except</text:span> <text:span text:style-name="T9">ZeroDivisionError</text:span>:</text:p>
      <text:p text:style-name="P4">pass</text:p>
      <text:p text:style-name="P5"/>
      <text:p text:style-name="P1"><text:span text:style-name="T2">def</text:span> <text:span text:style-name="T5">verify</text:span>(<text:span text:style-name="T7">M</text:span>, <text:span text:style-name="T7">r</text:span>, <text:span text:style-name="T7">s</text:span>, <text:span text:style-name="T7">p</text:span>, <text:span text:style-name="T7">q</text:span>, <text:span text:style-name="T7">g</text:span>, <text:span text:style-name="T7">y</text:span>):</text:p>
      <text:p text:style-name="P1"><text:span text:style-name="T1">if</text:span> <text:span text:style-name="T2">not</text:span> validate_params(p, q, g):</text:p>
      <text:p text:style-name="P1"><text:span text:style-name="T1">raise</text:span> <text:span text:style-name="T9">Exception</text:span>(<text:span text:style-name="T3">"Invalid params"</text:span>)</text:p>
      <text:p text:style-name="P1"><text:span text:style-name="T1">if</text:span> <text:span text:style-name="T2">not</text:span> validate_sign(r, s, q):</text:p>
      <text:p text:style-name="P1"><text:span text:style-name="T1">return</text:span> <text:span text:style-name="T2">False</text:span></text:p>
      <text:p text:style-name="P1"><text:span text:style-name="T1">try</text:span>:</text:p>
      <text:p text:style-name="P1">w = invert(s, q)</text:p>
      <text:p text:style-name="P1"><text:span text:style-name="T1">except</text:span> <text:span text:style-name="T9">ZeroDivisionError</text:span>:</text:p>
      <text:p text:style-name="P1"><text:span text:style-name="T1">return</text:span> <text:span text:style-name="T2">False</text:span></text:p>
      <text:p text:style-name="P1">m = <text:span text:style-name="T9">int</text:span>(sha1(M).hexdigest(), <text:span text:style-name="T4">16</text:span>)</text:p>
      <text:p text:style-name="P1">u1 = (m * w) % q</text:p>
      <text:p text:style-name="P1">u2 = (r * w) % q</text:p>
      <text:p text:style-name="P2"># v = ((g ** u1 * y ** u2) % p) % q</text:p>
      <text:p text:style-name="P1">v = (powmod(g, u1, p) * powmod(y, u2, p)) % p % q</text:p>
      <text:p text:style-name="P1"><text:span text:style-name="T5">print</text:span>(<text:span text:style-name="T3">"v="</text:span>)</text:p>
      <text:p text:style-name="P1"><text:span text:style-name="T5">print</text:span>(v)</text:p>
      <text:p text:style-name="P1"><text:span text:style-name="T1">if</text:span> v == r:</text:p>
      <text:p text:style-name="P1"><text:span text:style-name="T1">return</text:span> <text:span text:style-name="T2">True</text:span></text:p>
      <text:p text:style-name="P1"><text:span text:style-name="T1">return</text:span> <text:span text:style-name="T2">False</text:span></text:p>
      <text:p text:style-name="P5"/>
      <text:p text:style-name="P1"><text:span text:style-name="T2">def</text:span> <text:span text:style-name="T5">validate_params</text:span>(<text:span text:style-name="T7">p</text:span>, <text:span text:style-name="T7">q</text:span>, <text:span text:style-name="T7">g</text:span>):</text:p>
      <text:p text:style-name="P1"><text:span text:style-name="T1">if</text:span> is_prime(p) <text:span text:style-name="T2">and</text:span> is_prime(q):</text:p>
      <text:p text:style-name="P1"><text:span text:style-name="T1">return</text:span> <text:span text:style-name="T2">True</text:span></text:p>
      <text:p text:style-name="P1"><text:span text:style-name="T1">if</text:span> powmod(g, q, p) == <text:span text:style-name="T4">1</text:span> <text:span text:style-name="T2">and</text:span> g &gt; <text:span text:style-name="T4">1</text:span> <text:span text:style-name="T2">and</text:span> (p - <text:span text:style-name="T4">1</text:span>) % q:</text:p>
      <text:p text:style-name="P1"><text:span text:style-name="T1">return</text:span> <text:span text:style-name="T2">True</text:span></text:p>
      <text:p text:style-name="P1"><text:span text:style-name="T1">return</text:span> <text:span text:style-name="T2">False</text:span></text:p>
      <text:p text:style-name="P5"/>
      <text:p text:style-name="P1"><text:span text:style-name="T2">def</text:span> <text:span text:style-name="T5">validate_sign</text:span>(<text:span text:style-name="T7">r</text:span>, <text:span text:style-name="T7">s</text:span>, <text:span text:style-name="T7">q</text:span>):</text:p>
      <text:p text:style-name="P1"><text:span text:style-name="T1">if</text:span> r &lt; <text:span text:style-name="T4">0</text:span> <text:span text:style-name="T2">and</text:span> r &gt; q:</text:p>
      <text:p text:style-name="P1"><text:span text:style-name="T1">return</text:span> <text:span text:style-name="T2">False</text:span></text:p>
      <text:p text:style-name="P1"><text:span text:style-name="T1">if</text:span> s &lt; <text:span text:style-name="T4">0</text:span> <text:span text:style-name="T2">and</text:span> s &gt; q:</text:p>
      <text:p text:style-name="P1"><text:span text:style-name="T1">return</text:span> <text:span text:style-name="T2">False</text:span></text:p>
      <text:p text:style-name="P1"><text:span text:style-name="T1">return</text:span> <text:span text:style-name="T2">True</text:span></text:p>
      <text:p text:style-name="P5"/>
      <text:p text:style-name="P1"><text:soft-page-break/><text:span text:style-name="T1">if</text:span> <text:span text:style-name="T7">__name__</text:span> == <text:span text:style-name="T3">"__main__"</text:span>:</text:p>
      <text:p text:style-name="P1">N = <text:span text:style-name="T4">160</text:span></text:p>
      <text:p text:style-name="P1">L = <text:span text:style-name="T4">1024</text:span></text:p>
      <text:p text:style-name="P1">p, q, g = generate_params(L, N)</text:p>
      <text:p text:style-name="P1">x, y = generate_keys(g, p, q)</text:p>
      <text:p text:style-name="P2">#print("OK")</text:p>
      <text:p text:style-name="P1">text = <text:span text:style-name="T3">"16231037"</text:span></text:p>
      <text:p text:style-name="P1">M = <text:span text:style-name="T9">str</text:span>.encode(text, <text:span text:style-name="T3">"ascii"</text:span>)</text:p>
      <text:p text:style-name="P1">r, s = sign(M, p, q, g, x)</text:p>
      <text:p text:style-name="P1"><text:span text:style-name="T1">if</text:span> verify(M, r, s, p, q, g, y):</text:p>
      <text:p text:style-name="P1"><text:span text:style-name="T5">print</text:span>(<text:span text:style-name="T3">'Verification is ok'</text:span>)</text:p>
      <text:p text:style-name="P2">#print(M, r, s, p, q, g, y, x, sep='\n')</text:p>
      <text:p text:style-name="P1"><text:span text:style-name="T5">print</text:span>(<text:span text:style-name="T3">"M="</text:span>)</text:p>
      <text:p text:style-name="P1"><text:span text:style-name="T5">print</text:span>(M)</text:p>
      <text:p text:style-name="P1"><text:span text:style-name="T5">print</text:span>(<text:span text:style-name="T3">"r="</text:span>)</text:p>
      <text:p text:style-name="P1"><text:span text:style-name="T5">print</text:span>(r)</text:p>
      <text:p text:style-name="P1"><text:span text:style-name="T5">print</text:span>(<text:span text:style-name="T3">"s="</text:span>)</text:p>
      <text:p text:style-name="P1"><text:span text:style-name="T5">print</text:span>(s)</text:p>
      <text:p text:style-name="P1"><text:span text:style-name="T5">print</text:span>(<text:span text:style-name="T3">"p="</text:span>)</text:p>
      <text:p text:style-name="P1"><text:span text:style-name="T5">print</text:span>(p)</text:p>
      <text:p text:style-name="P1"><text:span text:style-name="T5">print</text:span>(<text:span text:style-name="T3">"q="</text:span>)</text:p>
      <text:p text:style-name="P1"><text:span text:style-name="T5">print</text:span>(q)</text:p>
      <text:p text:style-name="P1"><text:span text:style-name="T5">print</text:span>(<text:span text:style-name="T3">"g="</text:span>)</text:p>
      <text:p text:style-name="P1"><text:span text:style-name="T5">print</text:span>(g)</text:p>
      <text:p text:style-name="P1"><text:span text:style-name="T5">print</text:span>(<text:span text:style-name="T3">"y="</text:span>)</text:p>
      <text:p text:style-name="P1"><text:span text:style-name="T5">print</text:span>(y)</text:p>
      <text:p text:style-name="P1"><text:span text:style-name="T5">print</text:span>(<text:span text:style-name="T3">"x="</text:span>)</text:p>
      <text:p text:style-name="P1"><text:span text:style-name="T5">print</text:span>(x)</text:p>
      <text:p text:style-name="P1"/>
      <text:p text:style-name="Standard">v=</text:p>
      <text:p text:style-name="Standard">446960547925753354258952021475802232521195696377</text:p>
      <text:p text:style-name="Standard">Verification is ok</text:p>
      <text:p text:style-name="Standard">M=</text:p>
      <text:p text:style-name="Standard">16231037</text:p>
      <text:p text:style-name="Standard">r=</text:p>
      <text:p text:style-name="Standard">446960547925753354258952021475802232521195696377</text:p>
      <text:p text:style-name="Standard">s=</text:p>
      <text:p text:style-name="Standard">220470891885685218488318217911086674406291561576</text:p>
      <text:p text:style-name="Standard">p=</text:p>
      <text:p text:style-name="Standard">111647492602072287761998207487536619423207587705175309658542903227532269393104810502126378020346994428092934937460614612486057354321034724161907901680752147739225484843126094141457333619022286697115732136591919680091811278430919850885674912237326472964689881336692709875737047646657933828472630017258322510021</text:p>
      <text:p text:style-name="Standard">q=</text:p>
      <text:p text:style-name="Standard">1211407307004477921931488866359491757436159423363</text:p>
      <text:p text:style-name="Standard">g=</text:p>
      <text:p text:style-name="Standard">4151935162582082580167815638039430863487896373032501196389381909381023769350978100516583705018916450571666904277277624819385895809833427195336498316054782273099425761<text:soft-page-break/>2016657118410298311566261367121576887842603206655646509079910863941309490506586517293091524430666945432526647321982464476164972284337689083832</text:p>
      <text:p text:style-name="Standard">y=</text:p>
      <text:p text:style-name="Standard">75783328795549454327502957933184591613900044976983787750974353230809349785399683769898587611304908130610189712927309228311825973329523711346552054262558080980092768052909550053778284606239801457949786377220959379671319081896735811677642400189347707718493241379865585945090435877526752315749241809558783342304</text:p>
      <text:p text:style-name="Standard">x=</text:p>
      <text:p text:style-name="Standard">480514051567000758431468271169388177541281773210</text:p>
      <text:p text:style-name="Standard"><draw:frame draw:style-name="fr1" draw:name="Image1" text:anchor-type="paragraph" svg:width="6.9252in" svg:height="0.6756in" draw:z-index="0"><draw:image xlink:href="Pictures/10000201000002AE000000435E04F6E0BF2A7259.png" xlink:type="simple" xlink:show="embed" xlink:actuate="onLoad" loext:mime-type="image/png"/></draw:frame><draw:frame draw:style-name="fr2" draw:name="Image2" text:anchor-type="paragraph" svg:x="-0.0311in" svg:y="1.1665in" svg:width="6.9252in" svg:height="0.6965in" draw:z-index="1"><draw:image xlink:href="Pictures/10000201000002AE0000004517DBB09B6BD2DB0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2:46:15.794198140</meta:creation-date>
    <dc:date>2019-05-05T12:56:03.874309565</dc:date>
    <meta:editing-duration>PT9M51S</meta:editing-duration>
    <meta:editing-cycles>1</meta:editing-cycles>
    <meta:document-statistic meta:table-count="0" meta:image-count="2" meta:object-count="0" meta:page-count="10" meta:paragraph-count="387" meta:word-count="1588" meta:character-count="9989" meta:non-whitespace-character-count="8785"/>
    <meta:generator>LibreOffice/6.0.7.3$Linux_X86_64 LibreOffice_project/00m0$Build-3</meta:generator>
  </office:meta>
</office:document-meta>
</file>